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, serif, serif, EmojiFont"/>
  </office:font-face-decls>
  <office:automatic-styles>
    <style:style style:name="P1" style:family="paragraph" style:parent-style-name="Standard">
      <style:text-properties officeooo:rsid="00008465" officeooo:paragraph-rsid="00008465"/>
    </style:style>
    <style:style style:name="P2" style:family="paragraph" style:parent-style-name="Standard">
      <style:text-properties officeooo:rsid="00008465" officeooo:paragraph-rsid="0000cb09"/>
    </style:style>
    <style:style style:name="P3" style:family="paragraph" style:parent-style-name="Standard">
      <style:text-properties officeooo:rsid="00008465" officeooo:paragraph-rsid="0005db43"/>
    </style:style>
    <style:style style:name="P4" style:family="paragraph" style:parent-style-name="Standard">
      <style:text-properties officeooo:rsid="00008465" officeooo:paragraph-rsid="0006431e"/>
    </style:style>
    <style:style style:name="P5" style:family="paragraph" style:parent-style-name="Standard">
      <style:text-properties officeooo:rsid="00008465" officeooo:paragraph-rsid="000b267c"/>
    </style:style>
    <style:style style:name="P6" style:family="paragraph" style:parent-style-name="Standard">
      <style:text-properties officeooo:rsid="00008465" officeooo:paragraph-rsid="000e3ec1"/>
    </style:style>
    <style:style style:name="P7" style:family="paragraph" style:parent-style-name="Standard">
      <style:text-properties officeooo:rsid="00008465" officeooo:paragraph-rsid="0018a31f"/>
    </style:style>
    <style:style style:name="P8" style:family="paragraph" style:parent-style-name="Standard">
      <style:text-properties officeooo:rsid="00008465" officeooo:paragraph-rsid="001f4065"/>
    </style:style>
    <style:style style:name="P9" style:family="paragraph" style:parent-style-name="Standard">
      <style:text-properties officeooo:rsid="0000cb09" officeooo:paragraph-rsid="0000cb09"/>
    </style:style>
    <style:style style:name="P10" style:family="paragraph" style:parent-style-name="Standard" style:master-page-name="">
      <style:paragraph-properties style:page-number="auto" fo:break-before="auto" fo:break-after="auto"/>
      <style:text-properties officeooo:rsid="0000cb09" officeooo:paragraph-rsid="0000cb09"/>
    </style:style>
    <style:style style:name="P11" style:family="paragraph" style:parent-style-name="Standard">
      <style:text-properties officeooo:paragraph-rsid="0000cb09"/>
    </style:style>
    <style:style style:name="P12" style:family="paragraph" style:parent-style-name="Standard">
      <style:text-properties officeooo:rsid="0005db43" officeooo:paragraph-rsid="0005db43"/>
    </style:style>
    <style:style style:name="P13" style:family="paragraph" style:parent-style-name="Standard">
      <style:text-properties officeooo:rsid="0001eade" officeooo:paragraph-rsid="0006431e"/>
    </style:style>
    <style:style style:name="P14" style:family="paragraph" style:parent-style-name="Standard">
      <style:text-properties officeooo:rsid="0001eade" officeooo:paragraph-rsid="0000cb09"/>
    </style:style>
    <style:style style:name="P15" style:family="paragraph" style:parent-style-name="Standard">
      <style:text-properties style:text-underline-style="none" officeooo:rsid="0005db43" officeooo:paragraph-rsid="0005db43"/>
    </style:style>
    <style:style style:name="P16" style:family="paragraph" style:parent-style-name="Standard">
      <style:text-properties style:text-underline-style="none" officeooo:rsid="0018d2a8" officeooo:paragraph-rsid="0018d2a8"/>
    </style:style>
    <style:style style:name="P17" style:family="paragraph" style:parent-style-name="Standard">
      <style:text-properties style:text-underline-style="none" officeooo:rsid="0001eade" officeooo:paragraph-rsid="00280894"/>
    </style:style>
    <style:style style:name="P18" style:family="paragraph" style:parent-style-name="Standard">
      <style:text-properties style:text-underline-style="none" officeooo:rsid="0018a31f" officeooo:paragraph-rsid="0018a31f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cb09" officeooo:paragraph-rsid="0000cb0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828a7" officeooo:paragraph-rsid="001828a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31be4" officeooo:paragraph-rsid="00231be4" style:font-weight-asian="bold" style:font-weight-complex="bold"/>
    </style:style>
    <style:style style:name="P22" style:family="paragraph" style:parent-style-name="Standard">
      <style:text-properties style:font-name="Times New Roman" fo:font-style="normal" officeooo:rsid="00008465" officeooo:paragraph-rsid="0000cb09" style:font-style-asian="normal" style:font-style-complex="normal"/>
    </style:style>
    <style:style style:name="P23" style:family="paragraph" style:parent-style-name="Standard">
      <style:text-properties officeooo:rsid="0018a736" officeooo:paragraph-rsid="0018a736"/>
    </style:style>
    <style:style style:name="P24" style:family="paragraph" style:parent-style-name="Standard">
      <style:text-properties officeooo:rsid="00231be4" officeooo:paragraph-rsid="00231be4"/>
    </style:style>
    <style:style style:name="P25" style:family="paragraph" style:parent-style-name="Standard" style:list-style-name="L1">
      <style:text-properties style:text-underline-style="none" officeooo:rsid="0005db43" officeooo:paragraph-rsid="0005db43"/>
    </style:style>
    <style:style style:name="P26" style:family="paragraph" style:parent-style-name="Standard" style:list-style-name="L2">
      <style:text-properties officeooo:rsid="0000cb09" officeooo:paragraph-rsid="0000cb09"/>
    </style:style>
    <style:style style:name="P27" style:family="paragraph" style:parent-style-name="Standard">
      <style:text-properties officeooo:rsid="0000cb09" officeooo:paragraph-rsid="0000cb09"/>
    </style:style>
    <style:style style:name="P28" style:family="paragraph" style:parent-style-name="Standard" style:list-style-name="L2">
      <style:text-properties officeooo:rsid="000459a1" officeooo:paragraph-rsid="000459a1"/>
    </style:style>
    <style:style style:name="P29" style:family="paragraph" style:parent-style-name="Standard" style:list-style-name="L2">
      <style:text-properties officeooo:rsid="000be968" officeooo:paragraph-rsid="000be968"/>
    </style:style>
    <style:style style:name="P30" style:family="paragraph" style:parent-style-name="Standard" style:list-style-name="L2">
      <style:text-properties officeooo:rsid="00120ef7" officeooo:paragraph-rsid="00120ef7"/>
    </style:style>
    <style:style style:name="P31" style:family="paragraph" style:parent-style-name="Standard" style:list-style-name="L3">
      <style:text-properties officeooo:rsid="0005db43" officeooo:paragraph-rsid="0005db43"/>
    </style:style>
    <style:style style:name="P32" style:family="paragraph" style:parent-style-name="Standard">
      <style:text-properties officeooo:rsid="002e856d" officeooo:paragraph-rsid="002e856d"/>
    </style:style>
    <style:style style:name="P33" style:family="paragraph" style:parent-style-name="Standard">
      <style:text-properties fo:font-weight="bold" officeooo:rsid="002e856d" officeooo:paragraph-rsid="002e856d" style:font-weight-asian="bold" style:font-weight-complex="bold"/>
    </style:style>
    <style:style style:name="T1" style:family="text">
      <style:text-properties style:font-name="Times New Roman" fo:font-style="normal" style:font-style-asian="normal" style:font-style-complex="normal"/>
    </style:style>
    <style:style style:name="T2" style:family="text">
      <style:text-properties style:font-name="Times New Roman" fo:font-style="normal" officeooo:rsid="000b267c" style:font-style-asian="normal" style:font-style-complex="normal"/>
    </style:style>
    <style:style style:name="T3" style:family="text">
      <style:text-properties style:font-name="Times New Roman" fo:font-style="normal" officeooo:rsid="000eb20e" style:font-style-asian="normal" style:font-style-complex="normal"/>
    </style:style>
    <style:style style:name="T4" style:family="text">
      <style:text-properties style:font-name="Times New Roman" fo:font-style="normal" officeooo:rsid="001396b4" style:font-style-asian="normal" style:font-style-complex="normal"/>
    </style:style>
    <style:style style:name="T5" style:family="text">
      <style:text-properties style:font-name="Times New Roman" fo:font-style="normal" officeooo:rsid="0018a31f" style:font-style-asian="normal" style:font-style-complex="normal"/>
    </style:style>
    <style:style style:name="T6" style:family="text">
      <style:text-properties style:font-name="Times New Roman" fo:font-style="normal" officeooo:rsid="001f4065" style:font-style-asian="normal" style:font-style-complex="normal"/>
    </style:style>
    <style:style style:name="T7" style:family="text">
      <style:text-properties style:font-name="Times New Roman" fo:font-style="normal" officeooo:rsid="002098c4" style:font-style-asian="normal" style:font-style-complex="normal"/>
    </style:style>
    <style:style style:name="T8" style:family="text">
      <style:text-properties officeooo:rsid="0000cb0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0cb09"/>
    </style:style>
    <style:style style:name="T11" style:family="text">
      <style:text-properties style:text-underline-style="solid" style:text-underline-width="auto" style:text-underline-color="font-color" officeooo:rsid="000459a1"/>
    </style:style>
    <style:style style:name="T12" style:family="text">
      <style:text-properties style:text-underline-style="solid" style:text-underline-width="auto" style:text-underline-color="font-color" officeooo:rsid="0005db43"/>
    </style:style>
    <style:style style:name="T13" style:family="text">
      <style:text-properties officeooo:rsid="00015421"/>
    </style:style>
    <style:style style:name="T14" style:family="text">
      <style:text-properties officeooo:rsid="0001eade"/>
    </style:style>
    <style:style style:name="T15" style:family="text">
      <style:text-properties officeooo:rsid="000459a1"/>
    </style:style>
    <style:style style:name="T16" style:family="text">
      <style:text-properties officeooo:rsid="0005db43"/>
    </style:style>
    <style:style style:name="T17" style:family="text">
      <style:text-properties officeooo:rsid="0007300b"/>
    </style:style>
    <style:style style:name="T18" style:family="text">
      <style:text-properties officeooo:rsid="000982c2"/>
    </style:style>
    <style:style style:name="T19" style:family="text">
      <style:text-properties officeooo:rsid="000b267c"/>
    </style:style>
    <style:style style:name="T20" style:family="text">
      <style:text-properties officeooo:rsid="000bd90e"/>
    </style:style>
    <style:style style:name="T21" style:family="text">
      <style:text-properties officeooo:rsid="000e3ec1"/>
    </style:style>
    <style:style style:name="T22" style:family="text">
      <style:text-properties officeooo:rsid="00165e87"/>
    </style:style>
    <style:style style:name="T23" style:family="text">
      <style:text-properties officeooo:rsid="0018a31f"/>
    </style:style>
    <style:style style:name="T24" style:family="text">
      <style:text-properties officeooo:rsid="0018a736"/>
    </style:style>
    <style:style style:name="T25" style:family="text">
      <style:text-properties officeooo:rsid="001c7496"/>
    </style:style>
    <style:style style:name="T26" style:family="text">
      <style:text-properties officeooo:rsid="001f41bc"/>
    </style:style>
    <style:style style:name="T27" style:family="text">
      <style:text-properties officeooo:rsid="002098c4"/>
    </style:style>
    <style:style style:name="T28" style:family="text">
      <style:text-properties officeooo:rsid="00212820"/>
    </style:style>
    <style:style style:name="T29" style:family="text">
      <style:text-properties officeooo:rsid="00231be4"/>
    </style:style>
    <style:style style:name="T30" style:family="text">
      <style:text-properties officeooo:rsid="00280894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2b7feb"/>
    </style:style>
    <style:style style:name="T33" style:family="text">
      <style:text-properties officeooo:rsid="002d05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achelor thesis – <text:span text:style-name="T28">Overview draft</text:span></text:p>
      <text:p text:style-name="P19"/>
      <text:p text:style-name="P11"><text:span text:style-name="T8">- </text:span><text:span text:style-name="T10">Topic</text:span><text:span text:style-name="T8">: </text:span><text:bookmark text:name="id-a32f9409-head3"/>Modeling the Behavior of Platoons of M<text:span text:style-name="T31">otorcyclists Driving in the Black Forest</text:span></text:p>
      <text:p text:style-name="P11"/>
      <text:p text:style-name="P15">- <text:span text:style-name="T9">Organizational</text:span>:</text:p>
      <text:list xml:id="list1470527431" text:style-name="L1">
        <text:list-item>
          <text:p text:style-name="P25">Bachelor thesis:<text:tab/>12 ECTS ~ 360h</text:p>
        </text:list-item>
        <text:list-item>
          <text:p text:style-name="P25">Processing time: Nov. 2022 – Feb. 2023</text:p>
          <text:p text:style-name="P25"/>
        </text:list-item>
      </text:list>
      <text:p text:style-name="P20">Part1 ~ <text:span text:style-name="T24">9 weeks</text:span></text:p>
      <text:p text:style-name="P1">- <text:span text:style-name="T9">Aim</text:span>:</text:p>
      <text:p text:style-name="P2">Modelling a Motorcycle Platooning Algorithm on straight and curved roads</text:p>
      <text:p text:style-name="P4"><text:tab/>→<text:span text:style-name="T14"> single lane model with non-periodic boundary condition<text:line-break/><text:tab/><text:tab/>- two sublanes for passing other vehicles on the road and perhaps members of the platoon <text:tab/><text:tab/> <text:s/>randomly according to a bikers speed preference</text:span></text:p>
      <text:p text:style-name="P4"/>
      <text:p text:style-name="P8"><text:tab/><text:span text:style-name="T6">→ Asymmetric driving behavior. </text:span><text:span text:style-name="T7">The </text:span><text:span text:style-name="T6">left side of the lane is used for passing other vehicles</text:span></text:p>
      <text:p text:style-name="P4"/>
      <text:p text:style-name="P13"><text:tab/>→ find out rough arguments concerning the length and time scale of the simulation model</text:p>
      <text:p text:style-name="P13"><text:tab/><text:tab/>- <text:span text:style-name="T17">in a complete traffic jam one motorcycle occupies 3.75m</text:span></text:p>
      <text:p text:style-name="P13"/>
      <text:p text:style-name="P3"><text:tab/>→<text:span text:style-name="T14"> modeling motorcyclist behavior rules<text:line-break/><text:tab/><text:tab/>- bikers in the Platoon don’t pass each other often as it is considered risky</text:span></text:p>
      <text:p text:style-name="P3"><text:tab/><text:tab/>- <text:span text:style-name="T27">bikers have heterogeneous preferences for speed</text:span></text:p>
      <text:p text:style-name="P4"><text:tab/><text:tab/>- <text:span text:style-name="T22">incentive criteria: a motorcyclist is comfortable when another vehicle is not in front of <text:s text:c="2"/><text:tab/><text:tab/> <text:s/>him depending on relative speed</text:span></text:p>
      <text:p text:style-name="P5"><text:tab/><text:tab/>- <text:span text:style-name="T22">safety criteria: probability one biker tries to overtake the car in front of him if there is a <text:tab/><text:tab/> <text:s/>gap in front and behind of him on second sublane</text:span></text:p>
      <text:p text:style-name="P5"><text:tab/><text:tab/>- <text:span text:style-name="T19">each biker has a simple memory of his f</text:span><text:span text:style-name="T1">un on winding curves, </text:span><text:span text:style-name="T2">which increases in <text:tab/><text:tab/><text:tab/> <text:s/>curves </text:span><text:span text:style-name="T6">when</text:span><text:span text:style-name="T5"> a</text:span><text:span text:style-name="T2"> range of optimal speed </text:span><text:span text:style-name="T3">can be</text:span><text:span text:style-name="T2"> achieved</text:span></text:p>
      <text:p text:style-name="P5"><text:span text:style-name="T2"><text:tab/><text:tab/>- </text:span><text:span text:style-name="T4">there exist</text:span><text:span text:style-name="T7">s</text:span><text:span text:style-name="T4"> a global measure of a natural compression </text:span><text:span text:style-name="T5">to hold the platoon together <text:tab/> <text:tab/><text:tab/> <text:s/>influencing </text:span><text:span text:style-name="T6">group </text:span><text:span text:style-name="T5">speed </text:span><text:span text:style-name="T6">behavior</text:span></text:p>
      <text:p text:style-name="P5"/>
      <text:p text:style-name="P13"><text:tab/>→ modeling curved roads as a cell <text:line-break/><text:tab/><text:tab/>- cells have an attribute of curvature, <text:span text:style-name="T27">a </text:span>motorcyclist <text:span text:style-name="T32">knows at</text:span><text:span text:style-name="T23"> what speed he </text:span><text:span text:style-name="T32">can</text:span><text:span text:style-name="T23"> drive <text:tab/><text:tab/> <text:tab/> <text:s/></text:span><text:span text:style-name="T32">safely</text:span></text:p>
      <text:p text:style-name="P13"><text:tab/><text:tab/>- <text:span text:style-name="T21">several cells combined create a single curve</text:span></text:p>
      <text:p text:style-name="P13"><text:tab/><text:tab/>- <text:span text:style-name="T21">the curve attributes will be randomly set, but clustered together to model a road curve</text:span></text:p>
      <text:p text:style-name="P13"/>
      <text:p text:style-name="P6"><text:span text:style-name="T8"><text:tab/>→ research </text:span>its various <text:span text:style-name="T8">movement </text:span>phenomena <text:span text:style-name="T13">of the platoon </text:span></text:p>
      <text:p text:style-name="P6"><text:tab/><text:tab/>- <text:span text:style-name="T21">overtaking maneuver causes a strong “accordion effect” in the platoon</text:span></text:p>
      <text:p text:style-name="P7"><text:tab/><text:tab/>- <text:span text:style-name="T21">swarm behavior of the platoon</text:span></text:p>
      <text:p text:style-name="P7"><text:tab/><text:tab/>- <text:span text:style-name="T23">strategy to put slow bikers in front leads to faster traversal and overall fun</text:span></text:p>
      <text:p text:style-name="P14"/>
      <text:p text:style-name="P14"><text:tab/></text:p>
      <text:p text:style-name="P9"/>
      <text:p text:style-name="P10">- <text:span text:style-name="T11">Important Diagrams</text:span><text:span text:style-name="T15">:</text:span></text:p>
      <text:list xml:id="list2022183372" text:style-name="L2">
        <text:list-item>
          <text:p text:style-name="P26">space-time Diagram like in the original paper of Na<text:span text:style-name="T29">gel-Schreckenberg</text:span> to analyze backward motion if the leader biker decelerate<text:span text:style-name="T27">s</text:span> (random or in prep<text:span text:style-name="T27">a</text:span>ration of a curve)</text:p>
        </text:list-item>
        <text:list-item>
          <text:p text:style-name="P28">Flow-Dens<text:span text:style-name="T33">i</text:span>ty / <text:span text:style-name="T18">Fundamental </text:span>Diagram like in the original paper of Nagel-Schre<text:span text:style-name="T29">c</text:span>kenberg</text:p>
        </text:list-item>
        <text:list-item>
          <text:p text:style-name="P29">lane-changing ra<text:span text:style-name="T25">t</text:span>e-<text:span text:style-name="T23">Vehicle</text:span> density Diagram like in the paper of Jian-ping Meng et al.</text:p>
        </text:list-item>
        <text:list-item>
          <text:p text:style-name="P29">lane-changing rate-Flow Diagram</text:p>
        </text:list-item>
        <text:list-item>
          <text:p text:style-name="P30">Time-Distance diagram and Velocity Distribution amongst the biker see Polichronidis <text:span text:style-name="T26">et al.</text:span></text:p>
        </text:list-item>
      </text:list>
      <text:p text:style-name="P9"><text:soft-page-break/>- <text:span text:style-name="T12">Libraries and Languages</text:span><text:span text:style-name="T16">:</text:span></text:p>
      <text:list xml:id="list3632907518" text:style-name="L3">
        <text:list-item>
          <text:p text:style-name="P31">Python, Javascript </text:p>
        </text:list-item>
        <text:list-item>
          <text:p text:style-name="P31">Using Mesa a Python Library specialized for Agent-Based Models</text:p>
          <text:p text:style-name="P31">Javascript for <text:span text:style-name="T19">Visualizing motorcycle movements</text:span></text:p>
        </text:list-item>
      </text:list>
      <text:p text:style-name="P12"/>
      <text:p text:style-name="P12"><text:tab/>→<text:span text:style-name="T20"> If Framework proves to be too difficult to handle, then visualization and simulation will be <text:tab/> <text:s text:c="4"/>done in an array of arrays with Elements representing the position of the biker (like in the <text:tab/> <text:s text:c="4"/>original NaSch paper). Possibly using google Colab for easy code distribution and <text:s text:c="8"/><text:tab/><text:tab/> <text:s text:c="4"/>calculation power</text:span></text:p>
      <text:p text:style-name="P12"/>
      <text:p text:style-name="P20">Part<text:span text:style-name="T26">2</text:span> ~ <text:span text:style-name="T24">7 Weeks</text:span></text:p>
      <text:p text:style-name="P18">Compare actual Data with Simulated Data through <text:span text:style-name="T24">reading Biker Forums and possibly an finding out the fun factor of similar Routes but different curves and car density</text:span></text:p>
      <text:p text:style-name="P18"/>
      <text:p text:style-name="P17"><text:span text:style-name="T30">measure of the curvature parameter will be based on </text:span><text:a xlink:type="simple" xlink:href="https://roadcurvature.com/" text:style-name="Internet_20_link" text:visited-style-name="Visited_20_Internet_20_Link"><text:span text:style-name="T30">https://roadcurvature.com/</text:span></text:a><text:span text:style-name="T30">,<text:line-break/>where curvature on a map is calculated and visualized </text:span></text:p>
      <text:p text:style-name="P17"/>
      <text:p text:style-name="P16">Model calibrations to mirror more realistic physical properties, like actual platoon speed. <text:span text:style-name="T33">F</text:span><text:span text:style-name="T26">inding a more suitable set of rules (especially if bikers in a platoon pass each other at all)</text:span></text:p>
      <text:p text:style-name="P16"/>
      <text:p text:style-name="P23">Presentation and finalizing <text:span text:style-name="T27">the </text:span>Bachelor thesis</text:p>
      <text:p text:style-name="P23"/>
      <text:p text:style-name="P23"/>
      <text:p text:style-name="P21">Important Papers found so far</text:p>
      <text:p text:style-name="P24"/>
      <text:p text:style-name="P24">[1] K. Nagel, M.Schreckenberg, A cellular automaton model for freeway traffic</text:p>
      <text:p text:style-name="P24">[2] Jian-ping Meng et al., Cellular automaton model for mixed traffic flow with motorcycles</text:p>
      <text:p text:style-name="P24">[3] M. Rickert et al., Two lane Traffic Simulations using Cellular Automata</text:p>
      <text:p text:style-name="P24">[4] P. Polichronidis et al., Traffic dynamics of carnival processions</text:p>
      <text:p text:style-name="P24">[5] L.W. Lan et al., Cellular automaton simulations for mixed traffic with erratic motorcycles’</text:p>
      <text:p text:style-name="P24"><text:s text:c="6"/>behaviours</text:p>
      <text:p text:style-name="P9"/>
      <text:p text:style-name="P9"/>
      <text:p text:style-name="P9"/>
      <text:p text:style-name="P9"/>
      <text:p text:style-name="P33">Research Questions</text:p>
      <text:p text:style-name="P33"/>
      <text:p text:style-name="P33"/>
      <text:p text:style-name="P32"/>
      <text:p text:style-name="P32"/>
      <text:p text:style-name="P9"/>
      <text:p text:style-name="P9"/>
      <text:p text:style-name="P9"/>
      <text:p text:style-name="P9"/>
      <text:p text:style-name="P9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, serif, serif, EmojiFon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8:49:24.537584054</meta:creation-date>
    <dc:date>2022-11-16T16:43:56.974114040</dc:date>
    <meta:editing-duration>P1DT3H38M21S</meta:editing-duration>
    <meta:editing-cycles>24</meta:editing-cycles>
    <meta:generator>LibreOffice/7.3.5.2$Linux_X86_64 LibreOffice_project/30$Build-2</meta:generator>
    <meta:document-statistic meta:table-count="0" meta:image-count="0" meta:object-count="0" meta:page-count="2" meta:paragraph-count="51" meta:word-count="630" meta:character-count="3955" meta:non-whitespace-character-count="3279"/>
  </office:meta>
</office:document-meta>
</file>